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103.85mm" svg:x="23.13mm" svg:y="86.86mm">
            <draw:object draw:notify-on-update-of-ranges="Sheet1.B4:Sheet1.B18 Sheet1.C4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データ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9:17:32.895000000</meta:creation-date>
    <dc:date>2018-12-28T03:18:30.943000000</dc:date>
    <meta:editing-duration>PT32M26S</meta:editing-duration>
    <meta:editing-cycles>1</meta:editing-cycles>
    <meta:document-statistic meta:table-count="1" meta:cell-count="33" meta:object-count="1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0.386cm" xlink:href=".." xlink:type="simple" chart:class="chart:scatter" chart:style-name="ch1">
        <chart:legend chart:legend-position="end" svg:x="12.401cm" svg:y="4.645cm" style:legend-expansion="high" chart:style-name="ch2"/>
        <chart:plot-area chart:style-name="ch3" table:cell-range-address="Sheet1.B4:Sheet1.C18" svg:x="0.126cm" svg:y="1.681cm" svg:width="13.991cm" svg:height="8.607cm">
          <chartooo:coordinate-region svg:x="0.853cm" svg:y="1.881cm" svg:width="13.024cm" svg:height="7.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8" chart:class="chart:scatter">
            <chart:domain table:cell-range-address="Sheet1.B4:Sheet1.B18"/>
            <chart:regression-curve chart:style-name="ch7">
              <chart:equation chart:display-equation="true" chart:display-r-square="false" svg:x="0.716cm" svg:y="0.383cm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18</svg:desc>
                </draw:g>
              </table:table-cell>
              <table:table-cell office:value-type="float" office:value="0">
                <text:p>0</text:p>
                <draw:g>
                  <svg:desc>Sheet1.C4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">
                <text:p>0.8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">
                <text:p>0.9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